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sub>
            <mi>t</mi>
            <mn>1</mn>
          </msub>
          <msub>
            <mi>t</mi>
            <mn>2</mn>
          </msub>
        </munderover>
        <mtext>d</mtext>
      </mrow>
      <mi>t</mi>
      <mrow>
        <munderover>
          <mo stretchy="false">∑</mo>
          <mrow>
            <mi>m</mi>
            <mo stretchy="false">=</mo>
            <mn>1</mn>
          </mrow>
          <mi>j</mi>
        </munderover>
        <mfenced open="(" close=")">
          <mrow>
            <mfrac>
              <mrow>
                <mo stretchy="false">∂</mo>
                <mi>L</mi>
              </mrow>
              <mrow>
                <mo stretchy="false">∂</mo>
                <msub>
                  <mi>q</mi>
                  <mi>m</mi>
                </msub>
              </mrow>
            </mfrac>
            <mrow>
              <mi/>
              <mo stretchy="false">−</mo>
              <mi/>
            </mrow>
            <mfrac>
              <mrow>
                <mtext>d</mtext>
              </mrow>
              <mrow>
                <mtext>d</mtext>
                <mi>t</mi>
              </mrow>
            </mfrac>
            <mfrac>
              <mrow>
                <mo stretchy="false">∂</mo>
                <mi>L</mi>
              </mrow>
              <mrow>
                <mo stretchy="false">∂</mo>
                <msub>
                  <mrow>
                    <mover accent="true">
                      <mi>q</mi>
                      <mo stretchy="false">˙</mo>
                    </mover>
                  </mrow>
                  <mi>m</mi>
                </msub>
              </mrow>
            </mfrac>
          </mrow>
        </mfenced>
      </mrow>
      <mo stretchy="false">δ</mo>
      <msub>
        <mi>q</mi>
        <mi>m</mi>
      </msub>
      <mrow>
        <mi/>
        <mo stretchy="false">=</mo>
        <mi/>
      </mrow>
      <mn>0</mn>
    </mrow>
    <annotation encoding="StarMath 5.0">int from t_1 to t_2 "d" t sum from m=1 to j left ( {partial L} over {partial q_m} `-` {"d"} over {"d"t} {partial L} over {partial {dot q}_m} right ) %idelta q_m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20:43.474000000</meta:creation-date>
    <meta:generator>LibreOffice/4.1.4.2$Windows_x86 LibreOffice_project/0a0440ccc0227ad9829de5f46be37cfb6edcf72</meta:generator>
  </office:meta>
</office:document-meta>
</file>